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1a81cb" officeooo:paragraph-rsid="001a81cb" style:font-size-asian="14pt" style:font-size-complex="14pt"/>
    </style:style>
    <style:style style:name="P2" style:family="paragraph" style:parent-style-name="Standard">
      <style:paragraph-properties fo:text-align="start" style:justify-single-word="false"/>
      <style:text-properties fo:font-size="12pt" fo:font-weight="normal" officeooo:rsid="0019d1cf" officeooo:paragraph-rsid="001a81cb"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0c8770" officeooo:paragraph-rsid="001a81cb"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3cf41" officeooo:paragraph-rsid="001a81cb"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a2aea" officeooo:paragraph-rsid="001a81cb"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16bf11" officeooo:paragraph-rsid="001a81cb"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bold" officeooo:rsid="000c8770" officeooo:paragraph-rsid="001a81cb" style:font-size-asian="12pt" style:font-weight-asian="bold" style:font-size-complex="12pt" style:font-weight-complex="bold"/>
    </style:style>
    <style:style style:name="T1" style:family="text">
      <style:text-properties officeooo:rsid="001a81cb"/>
    </style:style>
    <style:style style:name="T2" style:family="text">
      <style:text-properties officeooo:rsid="001bf34b"/>
    </style:style>
    <style:style style:name="T3" style:family="text">
      <style:text-properties officeooo:rsid="001b0764"/>
    </style:style>
    <style:style style:name="T4" style:family="text">
      <style:text-properties officeooo:rsid="001cee56"/>
    </style:style>
    <style:style style:name="T5" style:family="text">
      <style:text-properties officeooo:rsid="001e6a5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etings Protocol #5</text:p>
      <text:p text:style-name="P1"/>
      <text:p text:style-name="P7">Overzicht</text:p>
      <text:p text:style-name="P3"/>
      <text:p text:style-name="P4">Afgelopen week hebben we de clusters <text:span text:style-name="T1">geanalyseerd op basis van univariate gegevens en bivariate gegevens</text:span>. <text:span text:style-name="T3">We hebben een aantal functies geschreven, waaronder de correlatie, Bokeh is gebruikt voor de visualisatie en alle functies zijn bij elkaar gevoegd, zodat je per variabele makkelijk gegevens kan verzamelen. Je wordt door het programma heengeleid en zo ontstaat er van de variabele die wordt ingevoerd een aantal gegevens: univariate gegevens als een histogram en boxplot, correlatie, maandelijkse en jaarlijkse gegevens. </text:span></text:p>
      <text:p text:style-name="P3"/>
      <text:p text:style-name="P7">Problemen</text:p>
      <text:p text:style-name="P3"/>
      <text:p text:style-name="P5">Geen problemen</text:p>
      <text:p text:style-name="P6"><text:s/></text:p>
      <text:p text:style-name="P7">Verloop</text:p>
      <text:p text:style-name="P7"/>
      <text:p text:style-name="P2">De groep ligt op schema, dat wil zeggen dat we actief bezig zijn met het werken aan de opdracht van week <text:span text:style-name="T4">3</text:span> en het analyseren van de data waren we vorige week al mee begonnen, dus lopen we iets voor op schema. We willen aan het eind van deze week duidelijke verbanden hebben gevonden tussen de variabelen <text:span text:style-name="T5">en de resultaten inplementeren in website</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0T08:35:49.493061975</meta:creation-date>
    <meta:generator>LibreOffice/5.1.6.2$Linux_X86_64 LibreOffice_project/10m0$Build-2</meta:generator>
    <dc:date>2018-06-20T08:45:11.572354386</dc:date>
    <meta:editing-duration>PT9M19S</meta:editing-duration>
    <meta:editing-cycles>4</meta:editing-cycles>
    <meta:document-statistic meta:table-count="0" meta:image-count="0" meta:object-count="0" meta:page-count="1" meta:paragraph-count="8" meta:word-count="147" meta:character-count="933" meta:non-whitespace-character-count="790"/>
  </office:meta>
</office:document-meta>
</file>